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it" fo:country="IT" style:language-asian="zxx" style:country-asian="none" style:language-complex="zxx" style:country-complex="none"/>
    </style:style>
    <style:style style:name="P2" style:family="paragraph" style:parent-style-name="Standard">
      <style:text-properties fo:language="en" fo:country="US" style:language-asian="zxx" style:country-asian="none" style:language-complex="zxx" style:country-complex="none"/>
    </style:style>
    <style:style style:name="T1" style:family="text">
      <style:text-properties fo:language="ru" fo:country="RU" style:text-underline-style="none"/>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fo:language="en" fo:country="US" style:text-underline-style="none"/>
    </style:style>
    <style:style style:name="T5" style:family="text">
      <style:text-properties style:text-underline-style="solid" style:text-underline-width="auto" style:text-underline-color="font-color"/>
    </style:style>
    <style:style style:name="T6"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Programma si inizia con un ciclo while che contiene una sola funzione che ritorna il valore booleano per uscire dal ciclo while e chiude il file dove si salva tutti eventi. Il file si chiama 'calendar.txt' e' si crea globalmente per usarlo dentro funzione e procedure del programma.</text:p>
      <text:p text:style-name="P1"><text:tab/>Il programma ha una struttura 'day' che contiene var. int giorno, mese, anno per la data, e un vettore di caratteri per la descrizione.</text:p>
      <text:p text:style-name="P1"><text:tab/>Dopo aver lanciato il programma utente vede <text:span text:style-name="T5">MENU</text:span><text:span text:style-name="T6"> con 5 scelte, </text:span><text:span text:style-name="T5">inserimento</text:span><text:span text:style-name="T6">, </text:span><text:span text:style-name="T5">visualizzazione di tutti eventi</text:span><text:span text:style-name="T6">, </text:span><text:span text:style-name="T5">cerca, cancellamento di tutti eventi</text:span><text:span text:style-name="T6">, </text:span><text:span text:style-name="T5">exit</text:span><text:span text:style-name="T6">, c'e' anche un contatore che dice quanti eventi ci sono. Utente inseisce la scelta nella variabile </text:span><text:span text:style-name="T5">'scelta'</text:span><text:span text:style-name="T6"> e con un swich si continua il programma e si decide quale funzione o procedura si deve fare.</text:span></text:p>
      <text:p text:style-name="P1"><text:span text:style-name="T6"/></text:p>
      <text:p text:style-name="P1"><text:span text:style-name="T6"><text:tab/>i</text:span><text:span text:style-name="T5">nserimentoCalendar</text:span><text:span text:style-name="T6"> si fa inserire ad utente la data e descrizione dentro la struct 'day' e poi si inserisce tutto dentro 'calendar.txt' aggiungendo davanti alla data una riga con “Data:” che servira dopo per certe cose, e dopo la data che ha inserito utente la riga “Descrizione:”. Ogni volta quando il programma inizia a scrivere dentro 'calendar.txt' si fa puntare al ultima riga del TXT.</text:span></text:p>
      <text:p text:style-name="P1"><text:span text:style-name="T6"/></text:p>
      <text:p text:style-name="P1"><text:span text:style-name="T6"><text:tab/>V</text:span><text:span text:style-name="T5">isualizzazione di tutti eventi</text:span><text:span text:style-name="T6"> – </text:span><text:span text:style-name="T5">stampaCalendar</text:span><text:span text:style-name="T6"> – un ciclo while che legge riga per riga dal 'calendar.txt' e se non e' ultima riga la stampa, altrimenti esce.</text:span></text:p>
      <text:p text:style-name="P1"><text:span text:style-name="T6"><text:tab/>C</text:span><text:span text:style-name="T5">erca</text:span><text:span text:style-name="T6"> – procedura che tramite la procedura </text:span><text:span text:style-name="T5">inserimentoCalendar</text:span><text:span text:style-name="T6"> fa inserire dentro la struct 'day' la data da cercare dentro 'calendar.txt'. Si cerca in modo che la data dalla struct viene copiata in un solo vettore, la stessa cosa viene fatta anche per ogni evento e si controllano 2 vettori, ogni giro si aumenta la variabile </text:span><text:span text:style-name="T5">'count'</text:span><text:span text:style-name="T6"> che serve per cancellamento e la modifica. Se sono uguali i vettori si stampa la data e la descrizione e 3 possibilita' da fare, invece se non trova la data si stama che evento non esiste.</text:span></text:p>
      <text:p text:style-name="P1"><text:span text:style-name="T6"><text:tab/>3 possibilita' sono: cancellamento, modidfica e exit(ritronasi in menu)</text:span></text:p>
      <text:p text:style-name="P1"><text:span text:style-name="T6"><text:tab/></text:span><text:span text:style-name="T5">Cancellamento</text:span><text:span text:style-name="T5"> e modifica</text:span><text:span text:style-name="T6"> – viene fatto in modo da contare sempre la riga “Data:” e aumentando la variabile </text:span><text:span text:style-name="T5">'I'</text:span><text:span text:style-name="T6">. Quando trova la riga 'Data' aumenta 'I' e subito controlla se sono uguali 'I' e 'count', se no – riscrive tutto in un altro file 'temp.txt' dal 'calendar.txt' funche 'I' e 'count' saranno uguali.</text:span></text:p>
      <text:p text:style-name="P1"><text:span text:style-name="T6"><text:tab/>Quando sono uguali in caso da CANCELLAMENTO – non si riscrive nulla funche non trova la riga successiva “Data:” e poi continua a riscrivere.</text:span></text:p>
      <text:p text:style-name="P1"><text:span text:style-name="T6"><text:tab/>In caso da MODIFICA al posto di evento da modificare si inserisce nuovo evento e poi si riscrive tutto il resto.</text:span></text:p>
      <text:p text:style-name="P1"><text:span text:style-name="T6"><text:tab/>Alla fine si cancella 'calendar.txt' e si crea un nuovo 'calendar.txt' dove si copia tutto dal 'temp.txt' e si cancella 'temp.txt'</text:span></text:p>
      <text:p text:style-name="P2"><text:span text:style-name="T6"><text:tab/></text:span><text:span text:style-name="T5">EXIT</text:span><text:span text:style-name="T6"> — per uscire nel menu.</text:span></text:p>
      <text:p text:style-name="P2"><text:span text:style-name="T6"/></text:p>
      <text:p text:style-name="P2"><text:span text:style-name="T6"><text:tab/></text:span><text:span text:style-name="T5">CountEvent</text:span><text:span text:style-name="T6"> – serve solo per visualizzare in menu quantita' dei even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it" fo:country="IT"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3M16S</meta:editing-duration>
    <meta:editing-cycles>5</meta:editing-cycles>
    <meta:generator>OpenOffice.org/3.3$Win32 OpenOffice.org_project/330m20$Build-9567</meta:generator>
    <dc:date>2012-01-15T11:57:00.92</dc:date>
    <meta:document-statistic meta:table-count="0" meta:image-count="0" meta:object-count="0" meta:page-count="1" meta:paragraph-count="13" meta:word-count="461" meta:character-count="2713"/>
    <meta:user-defined meta:name="Info 1"/>
    <meta:user-defined meta:name="Info 2"/>
    <meta:user-defined meta:name="Info 3"/>
    <meta:user-defined meta:name="Info 4"/>
  </office:meta>
</office:document-meta>
</file>